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1000000786E82F8AD.png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23cm" style:rel-column-width="12161*"/>
    </style:style>
    <style:style style:name="Tableau2.C" style:family="table-column">
      <style:table-column-properties style:column-width="2.803cm" style:rel-column-width="10555*"/>
    </style:style>
    <style:style style:name="Tableau2.D" style:family="table-column">
      <style:table-column-properties style:column-width="8.14cm" style:rel-column-width="30658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3" style:family="paragraph" style:parent-style-name="Frame_20_contents">
      <style:paragraph-properties fo:text-align="end" style:justify-single-word="false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background-color="transparent"/>
    </style:style>
    <style:style style:name="P28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9" style:family="paragraph" style:parent-style-name="Balise">
      <style:text-properties style:use-window-font-color="true"/>
    </style:style>
    <style:style style:name="P40" style:family="paragraph" style:parent-style-name="Code">
      <style:text-properties style:font-name="DejaVu Sans1" fo:font-size="10pt" style:font-size-asian="10pt" style:font-size-complex="10pt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Tableau_20_entête">
      <style:paragraph-properties fo:text-align="center" style:justify-single-word="false"/>
    </style:style>
    <style:style style:name="P43" style:family="paragraph" style:parent-style-name="Text_20_body">
      <style:paragraph-properties fo:background-color="transparent">
        <style:background-image/>
      </style:paragraph-properties>
      <style:text-properties fo:color="#ffffff" fo:background-color="#666666"/>
    </style:style>
    <style:style style:name="P44" style:family="paragraph" style:parent-style-name="Text_20_body">
      <style:paragraph-properties fo:background-color="transparent">
        <style:background-image/>
      </style:paragraph-properties>
      <style:text-properties fo:color="#000000" fo:background-color="transparent"/>
    </style:style>
    <style:style style:name="P4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Heading_20_1">
      <style:paragraph-properties fo:break-before="page"/>
      <style:text-properties fo:color="#ffffff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3">
      <style:paragraph-properties fo:background-color="transparent">
        <style:background-image/>
      </style:paragraph-properties>
      <style:text-properties fo:color="#333333"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Text_20_body" style:list-style-name="L1"/>
    <style:style style:name="P53" style:family="paragraph" style:parent-style-name="Text_20_body" style:list-style-name="L2"/>
    <style:style style:name="P54" style:family="paragraph" style:parent-style-name="Text_20_body">
      <style:paragraph-properties fo:background-color="transparent">
        <style:background-image/>
      </style:paragraph-properties>
      <style:text-properties fo:color="#ffffff" fo:background-color="#666666"/>
    </style:style>
    <style:style style:name="P55" style:family="paragraph" style:parent-style-name="Text_20_body">
      <style:paragraph-properties fo:background-color="transparent">
        <style:background-image/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ffff" fo:font-size="11pt" fo:font-style="normal" fo:font-weight="normal" fo:background-color="#666666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OCPizzapp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maury Bois</text:user-defined></text:p>
            <text:p text:style-name="P9"><text:user-defined style:data-style-name="N0" text:name="Auteur_Role">Developpeur</text:user-defined></text:p>
          </table:table-cell>
        </table:table-row>
      </table:table>
      <text:p text:style-name="Standard"/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6">1 -Versions<text:tab/>3</text:p>
          <text:p text:style-name="P46">2 -Introduction<text:tab/>4</text:p>
          <text:p text:style-name="P45">2.1 -Objet du document<text:tab/>4</text:p>
          <text:p text:style-name="P45">2.2 -Références<text:tab/>4</text:p>
          <text:p text:style-name="P46">3 -Pré-requis<text:tab/>5</text:p>
          <text:p text:style-name="P45">3.1 -Système<text:tab/>5</text:p>
          <text:p text:style-name="P45">3.2 -Bases de données<text:tab/>5</text:p>
          <text:p text:style-name="P45">3.3 -Web-services<text:tab/>5</text:p>
          <text:p text:style-name="P46">4 -Procédure de déploiement<text:tab/>6</text:p>
          <text:p text:style-name="P45">4.1 -Avant le déploiement<text:tab/>6</text:p>
          <text:p text:style-name="P47">4.1.1 -Dossiers et fichiers<text:tab/>6</text:p>
          <text:p text:style-name="P47">4.1.2 -Variables d'environnement<text:tab/>6</text:p>
          <text:p text:style-name="P47">4.1.3 -Configuration<text:tab/>7</text:p>
          <text:p text:style-name="P45">4.2 -Déploiement de l'Application Web<text:tab/>8</text:p>
          <text:p text:style-name="P47">4.2.1 -Création de l'application<text:tab/>8</text:p>
          <text:p text:style-name="P47">4.2.2 -Création des variables d'environnement<text:tab/>8</text:p>
          <text:p text:style-name="P47">4.2.3 -Déploiement de l'application<text:tab/>8</text:p>
          <text:p text:style-name="P47">4.2.4 -Déploirement de la base de donnée<text:tab/>8</text:p>
          <text:p text:style-name="P46">5 -Procédure de démarrage / arrêt<text:tab/>10</text:p>
          <text:p text:style-name="P46">6 -Procédure de mise à jour<text:tab/>11</text:p>
          <text:p text:style-name="P46">7 -Supervision/Monitoring<text:tab/>12</text:p>
          <text:p text:style-name="P46">8 -Procédure de sauvegarde et restauration<text:tab/>13</text:p>
          <text:p text:style-name="P46">9 -Glossaire<text:tab/>14</text:p>
        </text:index-body>
      </text:table-of-content>
      <text:p text:style-name="P39"/>
      <text:p text:style-name="P39"/>
      <text:h text:style-name="P4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2">Auteur</text:p>
          </table:table-cell>
          <table:table-cell table:style-name="Tableau7.A1" office:value-type="string">
            <text:p text:style-name="P4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2">Version</text:p>
          </table:table-cell>
        </table:table-row>
        <table:table-row table:style-name="Tableau7.2">
          <table:table-cell table:style-name="Tableau7.A2" office:value-type="string">
            <text:p text:style-name="P18">Amaury Bois</text:p>
          </table:table-cell>
          <table:table-cell table:style-name="Tableau7.B2" office:value-type="date" office:date-value="2020-09-24">
            <text:p text:style-name="P18">24/09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V0.0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40"/>
      <text:p text:style-name="P33"/>
      <text:h text:style-name="Heading_20_1" text:outline-level="1">Introduction</text:h>
      <text:h text:style-name="Heading_20_2" text:outline-level="2">Objet du document</text:h>
      <text:p text:style-name="Text_20_body">Le présent document constitue le dossier d'exploitation de l'application <text:span text:style-name="T3">OCPizzapp</text:span>.</text:p>
      <text:p text:style-name="Text_20_body">L'objectif du document est de fournir les informations liés à la bonne utilisation de l'application aux services techniques de OC Pizza.</text:p>
      <text:h text:style-name="Heading_20_2" text:outline-level="2">Références</text:h>
      <text:p text:style-name="Text_20_body">Pour de plus amples informations, se référer :</text:p>
      <text:list xml:id="list4605696023955075450" text:style-name="L1">
        <text:list-item>
          <text:p text:style-name="P52"><text:span text:style-name="T3">DCF – v0.1</text:span> : Dossier de conception fonctionnelle de l'application</text:p>
        </text:list-item>
        <text:list-item>
          <text:p text:style-name="P52"><text:span text:style-name="T3">DCT – v0.1</text:span> : Dossier de conception technique de l'application</text:p>
        </text:list-item>
      </text:list>
      <text:h text:style-name="Heading_20_1" text:outline-level="1">Pré-requis</text:h>
      <text:h text:style-name="Heading_20_2" text:outline-level="2">Système</text:h>
      <text:p text:style-name="P34">L'application sera hébergée sur la plateforme Heroku.</text:p>
      <text:p text:style-name="P34">Le nom de domaine sera : <text:s/>« ocpizzapp.herokuapp.com »</text:p>
      <text:h text:style-name="Heading_20_2" text:outline-level="2">Bases de données</text:h>
      <text:p text:style-name="P34">Heroku se chargera d'héberger la base de donnée. Nous utiliserons Posgresql v12.</text:p>
      <text:h text:style-name="Heading_20_2" text:outline-level="2">Web-services</text:h>
      <text:p text:style-name="Text_20_body">Les web services suivants sont necessaires à l'application :</text:p>
      <text:p text:style-name="P35">Google Map API :<text:span text:style-name="T5"> L'utilisation de ce service nécessite une clé d'application. Voici la clé utilisée par OCPizzapp : </text:span><text:span text:style-name="T6">Vm)7Im/?Q]{CSjIk)058~YPZB&amp;?|</text:span></text:p>
      <text:p text:style-name="P37">Le service étant payant, il est important de veiller au réglement des factures afin d'assurer le bon fonctionnement de l'application.</text:p>
      <text:h text:style-name="Heading_20_1" text:outline-level="1">Procédure de déploiement</text:h>
      <text:h text:style-name="Heading_20_2" text:outline-level="2">Avant le déploiement</text:h>
      <text:h text:style-name="Heading_20_3" text:outline-level="3">Dossiers et fichiers</text:h>
      <text:p text:style-name="Text_20_body">Le fichier .ZIP qui sera remis contiendra les éléments suivants :</text:p>
      <text:p text:style-name="Text_20_body"><text:span text:style-name="T3">ocpizzapp_project</text:span> : Dossier contenant le “coeur” de l'application (paramètres etc.)</text:p>
      <text:p text:style-name="Text_20_body"><text:span text:style-name="T3">webapp</text:span> : Dossier contenant la gestion et l'interface des parties clients et employés.</text:p>
      <text:p text:style-name="Text_20_body"><text:span text:style-name="T3">userapp</text:span> : Dossier contenant la gestion de l'authentification</text:p>
      <text:p text:style-name="Text_20_body"><text:span text:style-name="T3">Procfile</text:span> : Fichier nécessaire au bon fonctionnement de l'application sur Heroku</text:p>
      <text:p text:style-name="Text_20_body"><text:span text:style-name="T3">requirements.txt</text:span> : Fichier contenant les modules nécessaires à l'application</text:p>
      <text:p text:style-name="Text_20_body"><text:span text:style-name="T3">README.md </text:span>: Fichier contenant diverses informations sur l'application (versionnage etc.)</text:p>
      <text:p text:style-name="Text_20_body"><text:span text:style-name="T3">.gitignore</text:span> : Fichier contenant les fichiers ignorés par Git</text:p>
      <text:p text:style-name="Text_20_body"><text:span text:style-name="T3">manage.py</text:span> : Fichier nécessaire au fonctionnement de l'application.</text:p>
      <text:p text:style-name="Text_20_body"/>
      <text:h text:style-name="Heading_20_3" text:outline-level="3">Variables d'environnement</text:h>
      <text:p text:style-name="Text_20_body">Voici les variables d'environnement nécessaires au fonctionnement de l'application :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42">Nom</text:p>
          </table:table-cell>
          <table:table-cell table:style-name="Tableau2.A1" office:value-type="string">
            <text:p text:style-name="P42">Valeur</text:p>
          </table:table-cell>
          <table:table-cell table:style-name="Tableau2.A1" office:value-type="string">
            <text:p text:style-name="P42">Obligatoire</text:p>
          </table:table-cell>
          <table:table-cell table:style-name="Tableau2.D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20">ENV</text:p>
          </table:table-cell>
          <table:table-cell table:style-name="Tableau2.A2" office:value-type="string">
            <text:p text:style-name="P20">PRODUCTION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Indique à l'application qu'elle ne doit pas utiliser le mode debug en production</text:p>
          </table:table-cell>
        </table:table-row>
        <table:table-row>
          <table:table-cell table:style-name="Tableau2.A2" office:value-type="string">
            <text:p text:style-name="P20">SECRET_KEY</text:p>
          </table:table-cell>
          <table:table-cell table:style-name="Tableau2.A2" office:value-type="string">
            <text:p text:style-name="P20">Ogczi7gBK3z2TjbIF7j5kOz1pkOe8uVO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secrète utilisée par Django</text:p>
          </table:table-cell>
        </table:table-row>
        <table:table-row>
          <table:table-cell table:style-name="Tableau2.A2" office:value-type="string">
            <text:p text:style-name="P20">GMAP_KEY</text:p>
          </table:table-cell>
          <table:table-cell table:style-name="Tableau2.A2" office:value-type="string">
            <text:p text:style-name="P38">Vm)7Im/?Q]{CSjIk)058~YPZB&amp;?|</text:p>
          </table:table-cell>
          <table:table-cell table:style-name="Tableau2.A2" office:value-type="string">
            <text:p text:style-name="P18">oui</text:p>
          </table:table-cell>
          <table:table-cell table:style-name="Tableau2.D2" office:value-type="string">
            <text:p text:style-name="P18">Clé de Google Map API (voir 3.3)</text:p>
          </table:table-cell>
        </table:table-row>
      </table:table>
      <text:p text:style-name="Text_20_body"/>
      <text:p text:style-name="Text_20_body">Les variables d’environnement doivent être ajoutées comme ceci :</text:p>
      <text:p text:style-name="P43">$ heroku config:set NOM=VALEUR</text:p>
      <text:p text:style-name="P44">Exemple avec <text:span text:style-name="T3">ENV</text:span> :</text:p>
      <text:p text:style-name="P43">$ heroku config:set ENV=PRODUCTION</text:p>
      <text:h text:style-name="Heading_20_3" text:outline-level="3"><text:soft-page-break/>Configuration</text:h>
      <text:p text:style-name="Text_20_body">Voici les différents fichiers de configuration :</text:p>
      <text:list xml:id="list7628043250900195433" text:style-name="L2">
        <text:list-item>
          <text:p text:style-name="P53"><text:span text:style-name="T3">Procfile</text:span> : fichier contenant les commandes utilisées par Heroku pour le déploiement de l'application</text:p>
        </text:list-item>
        <text:list-item>
          <text:p text:style-name="P53"><text:span text:style-name="T3">requirement.txt </text:span>: fichier contenant la liste des modules à installer pour assurer le fonctionnement de l'application. Heroku installe ces modules lors du déploiement.</text:p>
        </text:list-item>
        <text:list-item>
          <text:p text:style-name="P53"><text:span text:style-name="T3">ocpizzapp_project/settings.py</text:span> : <text:span text:style-name="T4">fichier de configuration </text:span><text:span text:style-name="T4">l'application Django</text:span></text:p>
        </text:list-item>
      </text:list>
      <text:h text:style-name="P50" text:outline-level="2">Déploiement de l'Application Web</text:h>
      <text:p text:style-name="Text_20_body"/>
      <text:p text:style-name="Text_20_body">Il existe plusieurs façons de déployer une application sur Heroku. Nous recommandons le déploiement en ligne de commande à l'aide de “Heroku CLI” (qu'il sera nécessaire d'installer).</text:p>
      <text:p text:style-name="Text_20_body">Le projet doit être sous Git et être sur la branche “master”.</text:p>
      <text:h text:style-name="Heading_20_3" text:outline-level="3">Création de l'application</text:h>
      <text:p text:style-name="Text_20_body">Une fois Heroku CLI installé et connecté au compte Heroku d'OC Pizza, il faut créer l'application en utilisant la commande suivante :</text:p>
      <text:p text:style-name="Text_20_body"/>
      <text:p text:style-name="P43">$ heroku create ocpizzapp</text:p>
      <text:h text:style-name="P51" text:outline-level="3">Création des variables d'environnement</text:h>
      <text:p text:style-name="P55">Comme vu plus haut, il est nécessaire d'ajouter les variables d'environnement de cette façon :</text:p>
      <text:p text:style-name="P30">$ heroku config:set ENV=PRODUCTION</text:p>
      <text:p text:style-name="P30">$ heroku config:set SECRET_KEY=Ogczi7gBK3z2TjbIF7j5kOz1pkOe8uVO</text:p>
      <text:p text:style-name="P30">$ heroku config:set GMAP_KEY=Vm)7Im/?Q]{CSjIk)058~YPZB&amp;?|</text:p>
      <text:p text:style-name="P28">Il est possible de vérifier les saisies avec la commande suivante :</text:p>
      <text:p text:style-name="P30">$ heroku config</text:p>
      <text:h text:style-name="Heading_20_3" text:outline-level="3">Déploiement de l'application</text:h>
      <text:p text:style-name="Text_20_body">Déployer simplement l'application avec la commande :</text:p>
      <text:p text:style-name="P30">$ git push heroku master</text:p>
      <text:p text:style-name="P28">Il est possible de vérifier le bon déploiement de l'application quand les lignes suivantes apparaitront :</text:p>
      <text:p text:style-name="P27"><text:span text:style-name="T7">remote :</text:span><text:a xlink:type="simple" xlink:href="https://ocpizzapp.herokuapp.com/" text:style-name="Internet_20_link" text:visited-style-name="Visited_20_Internet_20_Link">https://ocpizzapp.herokuapp.com/</text:a><text:span text:style-name="T7"> deployed to Heroku</text:span></text:p>
      <text:p text:style-name="P30">remote : verifying deploy... done</text:p>
      <text:p text:style-name="P32">Afin de s'en assurer, il est également possible de se connecter au site https://ocpizzapp.herokuapp.com/</text:p>
      <text:h text:style-name="Heading_20_3" text:outline-level="3">Déploirement de la base de donnée</text:h>
      <text:p text:style-name="P36">Heroku se chargera de créer une base de donnée vierge puis d'effectuer les migrations lors du déploiement de l'application.</text:p>
      <text:p text:style-name="P36">Si toutefois les migrations ne s'effectueraient pas, il faudra utiliser la commande suivante :</text:p>
      <text:p text:style-name="P31">$ heroku run python manage.py migrate</text:p>
      <text:p text:style-name="P36">Il est également possible de remplir la base de donnée avec un dump créé sur la version de développement.</text:p>
      <text:p text:style-name="P36"><text:soft-page-break/>Voici la commande de création du dump :</text:p>
      <text:p text:style-name="P31">$ ./manage.py dumpdata ocpizzapp &gt; ocpizzapp_project/dumps/ocpizzapp.json</text:p>
      <text:p text:style-name="P36">Voici la commande permettant d'envoyer ce dump vers la base de donnée de Heroku :</text:p>
      <text:p text:style-name="P31">$ heroku run python manage.py loaddata ocpizzapp_project/dumps/ocpizzapp.json </text:p>
      <text:p text:style-name="P29">Enfin, il est possible de vérifier le statut de la base de donnée en s'y connectant via ligne de commande :</text:p>
      <text:p text:style-name="P31">$ heroku pg:psql</text:p>
      <text:h text:style-name="Heading_20_1" text:outline-level="1">Procédure de démarrage / arrêt</text:h>
      <text:p text:style-name="Text_20_body"/>
      <text:p text:style-name="Text_20_body">Comme pour le déploiement, il existe plusieurs façons de démarrer ou d'arrêter une application sur Heroku. Une fois de plus, nous recommandons l'arrêt/démarrage en ligne de commande à l'aide de “Heroku CLI”.</text:p>
      <text:p text:style-name="Text_20_body">Commande de mise en marche de l'application :</text:p>
      <text:p text:style-name="P31">$ heroku run</text:p>
      <text:p text:style-name="Text_20_body">Commande d'arrêt de l'application :</text:p>
      <text:p text:style-name="P31">$ heroku ps:scale web=0</text:p>
      <text:h text:style-name="Heading_20_1" text:outline-level="1">Procédure de mise à jour</text:h>
      <text:p text:style-name="Text_20_body">Un mode maintenance est disponible sur Heroku pour les procédures de mise à jour. Ce dernier bloque l'accès à l'application aux utilisateurs tout en leur affichant un message informatif.</text:p>
      <text:p text:style-name="Text_20_body"/>
      <text:p text:style-name="Text_20_body">Il faut activer ce mode avec la commande suivante :</text:p>
      <text:p text:style-name="P31">$ heroku maintenance:on</text:p>
      <text:p text:style-name="Text_20_body">Puis le désactiver avec :</text:p>
      <text:p text:style-name="P31">$ heroku maintenance:off</text:p>
      <text:h text:style-name="Heading_20_1" text:outline-level="1">Supervision/Monitoring</text:h>
      <text:p text:style-name="Text_20_body">Heroku propose des outils de supervisions trouvables à cette adresse (une fois l'application créée):</text:p>
      <text:p text:style-name="Text_20_body"><text:a xlink:type="simple" xlink:href="https://dashboard.heroku.com/apps/ocpizzapp/metrics" text:style-name="Internet_20_link" text:visited-style-name="Visited_20_Internet_20_Link">https://dashboard.heroku.com/apps/ocpizzapp/metrics</text:a></text:p>
      <text:p text:style-name="Text_20_body">Cette fonctionnalité est cepandant payante.</text:p>
      <text:h text:style-name="Heading_20_1" text:outline-level="1">Procédure de sauvegarde et restauration</text:h>
      <text:p text:style-name="Text_20_body">L'élément le plus important à sauvegarder est évidemment la base de donnée et son contenu.</text:p>
      <text:p text:style-name="Text_20_body">Heroku propose une fonctionnalité pour cela.</text:p>
      <text:p text:style-name="Text_20_body">Pour sauvegarder la base de donnée, il faut utiliser la commande suivante :</text:p>
      <text:p text:style-name="P31">$ heroku pg:backups:capture --app ocpizzapp</text:p>
      <text:p text:style-name="Text_20_body">Et pour la restaurer :</text:p>
      <text:p text:style-name="P31">$ heroku pg:backups:restore &lt;nom sauvegarde&gt; DATABASE_URL --app ocpizzapp</text:p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OCPizzapp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0.0</text:user-defined></text:p>
              <text:p text:style-name="MP5">Date : <text:user-defined style:data-style-name="N36" text:name="Version_Date">24/09/2020</text:user-defined></text:p>
              <text:p text:style-name="MP5">Page : <text:page-number text:select-page="current">9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7" text:anchor-type="paragraph" svg:x="14.168cm" svg:y="-0.09cm" svg:width="2.642cm" svg:height="0.986cm" draw:z-index="0"><draw:image xlink:href="Pictures/100000000000035F0000014A0E7F599B.png" xlink:type="simple" xlink:show="embed" xlink:actuate="onLoad"/></draw:frame><draw:frame draw:style-name="Mfr1" draw:name="images16" text:anchor-type="paragraph" svg:x="-0.032cm" svg:y="-0.06cm" svg:width="3.134cm" svg:height="0.979cm" draw:z-index="1"><draw:image xlink:href="Pictures/10000000000001D1000000786E82F8AD.png" xlink:type="simple" xlink:show="embed" xlink:actuate="onLoad"/></draw:frame></text:p>
            </table:table-cell>
            <table:table-cell table:style-name="Tableau4.A1" office:value-type="string">
              <text:p text:style-name="MP7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1 rue du développement, PARIS – 0100112233 – itconsultdev@mail.com</text:p>
            </table:table-cell>
          </table:table-row>
          <table:table-row table:style-name="Tableau5.2">
            <table:table-cell table:style-name="Tableau5.A1" office:value-type="string">
              <text:p text:style-name="MP10">ItConsult-dev.com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/> / <text:page-count>14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document-statistic meta:table-count="8" meta:image-count="2" meta:object-count="0" meta:page-count="14" meta:paragraph-count="169" meta:word-count="1113" meta:character-count="7307"/>
    <meta:user-defined meta:name="Auteur">Amaury Bois</meta:user-defined>
    <meta:user-defined meta:name="Auteur_Role">Developpeur</meta:user-defined>
    <meta:user-defined meta:name="Client">OC Pizza</meta:user-defined>
    <meta:user-defined meta:name="Entreprise">IT Consulting &amp; Development</meta:user-defined>
    <meta:user-defined meta:name="Projet" meta:value-type="string">OCPizzapp</meta:user-defined>
    <meta:user-defined meta:name="Version" meta:value-type="string">v0.0</meta:user-defined>
    <meta:user-defined meta:name="Version_Date" meta:value-type="date">2020-09-24</meta:user-defined>
  </office:meta>
</office:document-meta>
</file>